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Bookman L" officeooo:rsid="00077b7a" officeooo:paragraph-rsid="00077b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inguising characteristics of REST</text:p>
      <text:p text:style-name="P1">1. Proper use of HTTP Methods</text:p>
      <text:p text:style-name="P1">- GET (Retrieve Data)</text:p>
      <text:p text:style-name="P1">- POST (Send Data: Create/Add)</text:p>
      <text:p text:style-name="P1">- PUT (Replace Data Atomically)</text:p>
      <text:p text:style-name="P1">- PATCH (Modify Data Partially)</text:p>
      <text:p text:style-name="P1">- DELETE (Remove Data)</text:p>
      <text:p text:style-name="P1"/>
      <text:p text:style-name="P1">CRUD Operations</text:p>
      <text:p text:style-name="P1">Create<text:tab/>use HTTP POST</text:p>
      <text:p text:style-name="P1">Read<text:tab/><text:tab/>use HTTP GET</text:p>
      <text:p text:style-name="P1">Update<text:tab/>use HTTP PUT or HTTP PATCH</text:p>
      <text:p text:style-name="P1">Delete<text:tab/>use HTTP DELETE</text:p>
      <text:p text:style-name="P1"/>
      <text:p text:style-name="P1">2. Stateless Operation</text:p>
      <text:p text:style-name="P1">3. Expose directory structure-like URLs</text:p>
      <text:p text:style-name="P1">4. Transfer XML, JSON, or bo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4:03:08.258894882</meta:creation-date>
    <dc:date>2016-06-13T14:10:21.054544762</dc:date>
    <meta:editing-duration>PT7M13S</meta:editing-duration>
    <meta:editing-cycles>1</meta:editing-cycles>
    <meta:document-statistic meta:table-count="0" meta:image-count="0" meta:object-count="0" meta:page-count="1" meta:paragraph-count="15" meta:word-count="68" meta:character-count="400" meta:non-whitespace-character-count="346"/>
    <meta:generator>LibreOffice/5.0.5.2$Linux_X86_64 LibreOffice_project/00m0$Build-2</meta:generator>
  </office:meta>
</office:document-meta>
</file>